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5.711cm" fo:margin-left="-0.199cm" table:align="left" style:writing-mode="lr-tb"/>
    </style:style>
    <style:style style:name="Tabla1.A" style:family="table-column">
      <style:table-column-properties style:column-width="4.942cm"/>
    </style:style>
    <style:style style:name="Tabla1.B" style:family="table-column">
      <style:table-column-properties style:column-width="1.734cm"/>
    </style:style>
    <style:style style:name="Tabla1.C" style:family="table-column">
      <style:table-column-properties style:column-width="3.016cm"/>
    </style:style>
    <style:style style:name="Tabla1.D" style:family="table-column">
      <style:table-column-properties style:column-width="6.018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D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text-properties fo:font-weight="bold" style:font-weight-asian="bold"/>
    </style:style>
    <style:style style:name="P2" style:family="paragraph" style:parent-style-name="Standard">
      <style:paragraph-properties fo:text-align="center" style:justify-single-word="false" style:snap-to-layout-grid="false"/>
      <style:text-properties fo:font-weight="bold" style:font-weight-asian="bold"/>
    </style:style>
    <style:style style:name="P3" style:family="paragraph" style:parent-style-name="Standard">
      <style:paragraph-properties style:snap-to-layout-grid="false"/>
      <style:text-properties fo:font-weight="bold" style:font-weight-asian="bold"/>
    </style:style>
    <style:style style:name="P4" style:family="paragraph" style:parent-style-name="Standard">
      <style:paragraph-properties style:snap-to-layout-grid="false"/>
    </style:style>
    <style:style style:name="P5" style:family="paragraph" style:parent-style-name="Standard">
      <style:paragraph-properties fo:text-align="center" style:justify-single-word="false" style:snap-to-layout-grid="false"/>
    </style:style>
    <style:style style:name="P6" style:family="paragraph" style:parent-style-name="Standard" style:list-style-name="L1"/>
    <style:style style:name="P7" style:family="paragraph" style:parent-style-name="Standard" style:list-style-name="L6"/>
    <style:style style:name="P8" style:family="paragraph" style:parent-style-name="Standard" style:list-style-name="L7"/>
    <style:style style:name="P9" style:family="paragraph" style:parent-style-name="Standard" style:list-style-name="L9"/>
    <style:style style:name="P10" style:family="paragraph" style:parent-style-name="Standard">
      <style:paragraph-properties style:snap-to-layout-grid="false"/>
      <style:text-properties fo:font-weight="normal" style:font-weight-asian="normal" style:font-weight-complex="normal"/>
    </style:style>
    <style:style style:name="P11" style:family="paragraph" style:parent-style-name="Standard" style:list-style-name="L10"/>
    <style:style style:name="P12" style:family="paragraph" style:parent-style-name="Standard" style:master-page-name="Standard">
      <style:paragraph-properties fo:text-align="center" style:justify-single-word="false" style:page-number="auto"/>
    </style:style>
    <style:style style:name="P13" style:family="paragraph" style:parent-style-name="Standard">
      <style:paragraph-properties fo:margin-left="-1.245cm" fo:margin-right="0cm" fo:text-indent="0cm" style:auto-text-indent="false"/>
    </style:style>
    <style:style style:name="T1" style:family="text">
      <style:text-properties fo:font-size="14pt" style:font-size-asian="14pt" style:font-size-complex="14pt"/>
    </style:style>
    <style:style style:name="T2" style:family="text">
      <style:text-properties fo:font-size="14pt" style:font-size-asian="14pt" style:font-name-complex="Calibri" style:font-size-complex="14pt"/>
    </style:style>
    <style:style style:name="T3" style:family="text">
      <style:text-properties style:font-name-complex="Calibri"/>
    </style:style>
    <text:list-style style:name="L1">
      <text:list-level-style-bullet text:level="1" text:style-name="Bullet_20_Symbols" text:bullet-char="•">
        <style:list-level-properties text:list-level-position-and-space-mode="label-alignment">
          <style:list-level-label-alignment text:label-followed-by="listtab" text:list-tab-stop-position="3.761cm" fo:text-indent="-0.635cm" fo:margin-left="3.7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396cm" fo:text-indent="-0.635cm" fo:margin-left="4.3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31cm" fo:text-indent="-0.635cm" fo:margin-left="5.0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66cm" fo:text-indent="-0.635cm" fo:margin-left="5.6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01cm" fo:text-indent="-0.635cm" fo:margin-left="6.3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36cm" fo:text-indent="-0.635cm" fo:margin-left="6.9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71cm" fo:text-indent="-0.635cm" fo:margin-left="7.5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06cm" fo:text-indent="-0.635cm" fo:margin-left="8.2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41cm" fo:text-indent="-0.635cm" fo:margin-left="8.8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76cm" fo:text-indent="-0.635cm" fo:margin-left="9.47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61cm" fo:text-indent="-0.635cm" fo:margin-left="3.7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396cm" fo:text-indent="-0.635cm" fo:margin-left="4.3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31cm" fo:text-indent="-0.635cm" fo:margin-left="5.0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66cm" fo:text-indent="-0.635cm" fo:margin-left="5.6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01cm" fo:text-indent="-0.635cm" fo:margin-left="6.3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36cm" fo:text-indent="-0.635cm" fo:margin-left="6.9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71cm" fo:text-indent="-0.635cm" fo:margin-left="7.5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06cm" fo:text-indent="-0.635cm" fo:margin-left="8.2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41cm" fo:text-indent="-0.635cm" fo:margin-left="8.8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76cm" fo:text-indent="-0.635cm" fo:margin-left="9.4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61cm" fo:text-indent="-0.635cm" fo:margin-left="3.7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396cm" fo:text-indent="-0.635cm" fo:margin-left="4.3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31cm" fo:text-indent="-0.635cm" fo:margin-left="5.0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66cm" fo:text-indent="-0.635cm" fo:margin-left="5.6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01cm" fo:text-indent="-0.635cm" fo:margin-left="6.3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36cm" fo:text-indent="-0.635cm" fo:margin-left="6.9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71cm" fo:text-indent="-0.635cm" fo:margin-left="7.5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06cm" fo:text-indent="-0.635cm" fo:margin-left="8.2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41cm" fo:text-indent="-0.635cm" fo:margin-left="8.8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76cm" fo:text-indent="-0.635cm" fo:margin-left="9.4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61cm" fo:text-indent="-0.635cm" fo:margin-left="3.7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396cm" fo:text-indent="-0.635cm" fo:margin-left="4.3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31cm" fo:text-indent="-0.635cm" fo:margin-left="5.0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66cm" fo:text-indent="-0.635cm" fo:margin-left="5.6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01cm" fo:text-indent="-0.635cm" fo:margin-left="6.3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36cm" fo:text-indent="-0.635cm" fo:margin-left="6.9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71cm" fo:text-indent="-0.635cm" fo:margin-left="7.5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06cm" fo:text-indent="-0.635cm" fo:margin-left="8.2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41cm" fo:text-indent="-0.635cm" fo:margin-left="8.8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76cm" fo:text-indent="-0.635cm" fo:margin-left="9.4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761cm" fo:text-indent="-0.635cm" fo:margin-left="3.7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396cm" fo:text-indent="-0.635cm" fo:margin-left="4.3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31cm" fo:text-indent="-0.635cm" fo:margin-left="5.0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66cm" fo:text-indent="-0.635cm" fo:margin-left="5.6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01cm" fo:text-indent="-0.635cm" fo:margin-left="6.3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36cm" fo:text-indent="-0.635cm" fo:margin-left="6.9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71cm" fo:text-indent="-0.635cm" fo:margin-left="7.5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06cm" fo:text-indent="-0.635cm" fo:margin-left="8.2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41cm" fo:text-indent="-0.635cm" fo:margin-left="8.8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76cm" fo:text-indent="-0.635cm" fo:margin-left="9.47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761cm" fo:text-indent="-0.635cm" fo:margin-left="3.7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396cm" fo:text-indent="-0.635cm" fo:margin-left="4.3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31cm" fo:text-indent="-0.635cm" fo:margin-left="5.0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66cm" fo:text-indent="-0.635cm" fo:margin-left="5.6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01cm" fo:text-indent="-0.635cm" fo:margin-left="6.3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36cm" fo:text-indent="-0.635cm" fo:margin-left="6.9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71cm" fo:text-indent="-0.635cm" fo:margin-left="7.5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06cm" fo:text-indent="-0.635cm" fo:margin-left="8.2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41cm" fo:text-indent="-0.635cm" fo:margin-left="8.8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76cm" fo:text-indent="-0.635cm" fo:margin-left="9.47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761cm" fo:text-indent="-0.635cm" fo:margin-left="3.7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396cm" fo:text-indent="-0.635cm" fo:margin-left="4.3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31cm" fo:text-indent="-0.635cm" fo:margin-left="5.0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66cm" fo:text-indent="-0.635cm" fo:margin-left="5.6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01cm" fo:text-indent="-0.635cm" fo:margin-left="6.3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36cm" fo:text-indent="-0.635cm" fo:margin-left="6.9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71cm" fo:text-indent="-0.635cm" fo:margin-left="7.5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06cm" fo:text-indent="-0.635cm" fo:margin-left="8.2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41cm" fo:text-indent="-0.635cm" fo:margin-left="8.8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76cm" fo:text-indent="-0.635cm" fo:margin-left="9.47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761cm" fo:text-indent="-0.635cm" fo:margin-left="3.7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396cm" fo:text-indent="-0.635cm" fo:margin-left="4.3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31cm" fo:text-indent="-0.635cm" fo:margin-left="5.0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66cm" fo:text-indent="-0.635cm" fo:margin-left="5.6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01cm" fo:text-indent="-0.635cm" fo:margin-left="6.3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36cm" fo:text-indent="-0.635cm" fo:margin-left="6.9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71cm" fo:text-indent="-0.635cm" fo:margin-left="7.5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06cm" fo:text-indent="-0.635cm" fo:margin-left="8.2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41cm" fo:text-indent="-0.635cm" fo:margin-left="8.8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76cm" fo:text-indent="-0.635cm" fo:margin-left="9.47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3.761cm" fo:text-indent="-0.635cm" fo:margin-left="3.7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396cm" fo:text-indent="-0.635cm" fo:margin-left="4.3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31cm" fo:text-indent="-0.635cm" fo:margin-left="5.0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66cm" fo:text-indent="-0.635cm" fo:margin-left="5.6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01cm" fo:text-indent="-0.635cm" fo:margin-left="6.3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36cm" fo:text-indent="-0.635cm" fo:margin-left="6.9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71cm" fo:text-indent="-0.635cm" fo:margin-left="7.5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06cm" fo:text-indent="-0.635cm" fo:margin-left="8.2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41cm" fo:text-indent="-0.635cm" fo:margin-left="8.8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76cm" fo:text-indent="-0.635cm" fo:margin-left="9.47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Referencia_20_intensa"><text:span text:style-name="T1">DESCRIPCIÓN</text:span></text:span><text:span text:style-name="Referencia_20_intensa"><text:span text:style-name="T2"> <text:s/></text:span></text:span><text:span text:style-name="Referencia_20_intensa"><text:span text:style-name="T1">DE</text:span></text:span><text:span text:style-name="Referencia_20_intensa"><text:span text:style-name="T2"> <text:s/></text:span></text:span><text:span text:style-name="Referencia_20_intensa"><text:span text:style-name="T1">UN</text:span></text:span><text:span text:style-name="Referencia_20_intensa"><text:span text:style-name="T2"> </text:span></text:span><text:span text:style-name="Referencia_20_intensa"><text:span text:style-name="T1">CASOS</text:span></text:span><text:span text:style-name="Referencia_20_intensa"><text:span text:style-name="T2"> </text:span></text:span><text:span text:style-name="Referencia_20_intensa"><text:span text:style-name="T1">DE</text:span></text:span><text:span text:style-name="Referencia_20_intensa"><text:span text:style-name="T2"> </text:span></text:span><text:span text:style-name="Referencia_20_intensa"><text:span text:style-name="T1">USOS</text:span></text:span></text:p>
      <text:p text:style-name="P1">12/03/2012<text:span text:style-name="T3"> </text:span>V0.1</text:p>
      <text:p text:style-name="P1"/>
      <text:p text:style-name="P1">CONTROL<text:span text:style-name="T3"> </text:span>DE<text:span text:style-name="T3"> </text:span>REVISIONE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Autor</text:p>
          </table:table-cell>
          <table:table-cell table:style-name="Tabla1.A1" office:value-type="string">
            <text:p text:style-name="P2">Versión</text:p>
          </table:table-cell>
          <table:table-cell table:style-name="Tabla1.A1" office:value-type="string">
            <text:p text:style-name="P2">Fecha</text:p>
          </table:table-cell>
          <table:table-cell table:style-name="Tabla1.D1" office:value-type="string">
            <text:p text:style-name="P2">Comentario</text:p>
          </table:table-cell>
        </table:table-row>
        <table:table-row table:style-name="Tabla1.1">
          <table:table-cell table:style-name="Tabla1.A1" office:value-type="string">
            <text:p text:style-name="P4">Víctor Cabezas Lucena</text:p>
          </table:table-cell>
          <table:table-cell table:style-name="Tabla1.A1" office:value-type="string">
            <text:p text:style-name="P5">0.1</text:p>
          </table:table-cell>
          <table:table-cell table:style-name="Tabla1.A1" office:value-type="string">
            <text:p text:style-name="P5">8/3/2012</text:p>
          </table:table-cell>
          <table:table-cell table:style-name="Tabla1.D1" office:value-type="string">
            <text:p text:style-name="P5">Versión<text:span text:style-name="T3"> </text:span>inicial</text:p>
          </table:table-cell>
        </table:table-row>
        <table:table-row table:style-name="Tabla1.1">
          <table:table-cell table:style-name="Tabla1.A1" office:value-type="string">
            <text:p text:style-name="P10">Víctor Cabezas Lucena</text:p>
          </table:table-cell>
          <table:table-cell table:style-name="Tabla1.A1" office:value-type="string">
            <text:p text:style-name="P5">1.0</text:p>
          </table:table-cell>
          <table:table-cell table:style-name="Tabla1.A1" office:value-type="string">
            <text:p text:style-name="P5">12/3/1012</text:p>
          </table:table-cell>
          <table:table-cell table:style-name="Tabla1.D1" office:value-type="string">
            <text:p text:style-name="P5">Reedición de los casos de uso (simplificación)</text:p>
          </table:table-cell>
        </table:table-row>
        <table:table-row table:style-name="Tabla1.1">
          <table:table-cell table:style-name="Tabla1.A1" office:value-type="string">
            <text:p text:style-name="P3"/>
          </table:table-cell>
          <table:table-cell table:style-name="Tabla1.A1" office:value-type="string">
            <text:p text:style-name="P5"/>
          </table:table-cell>
          <table:table-cell table:style-name="Tabla1.A1" office:value-type="string">
            <text:p text:style-name="P5"/>
          </table:table-cell>
          <table:table-cell table:style-name="Tabla1.D1" office:value-type="string">
            <text:p text:style-name="P5"/>
          </table:table-cell>
        </table:table-row>
        <table:table-row table:style-name="Tabla1.1">
          <table:table-cell table:style-name="Tabla1.A1" office:value-type="string">
            <text:p text:style-name="P3"/>
          </table:table-cell>
          <table:table-cell table:style-name="Tabla1.A1" office:value-type="string">
            <text:p text:style-name="P5"/>
          </table:table-cell>
          <table:table-cell table:style-name="Tabla1.A1" office:value-type="string">
            <text:p text:style-name="P5"/>
          </table:table-cell>
          <table:table-cell table:style-name="Tabla1.D1" office:value-type="string">
            <text:p text:style-name="P5"/>
          </table:table-cell>
        </table:table-row>
        <table:table-row table:style-name="Tabla1.1">
          <table:table-cell table:style-name="Tabla1.A1" office:value-type="string">
            <text:p text:style-name="P3"/>
          </table:table-cell>
          <table:table-cell table:style-name="Tabla1.A1" office:value-type="string">
            <text:p text:style-name="P5"/>
          </table:table-cell>
          <table:table-cell table:style-name="Tabla1.A1" office:value-type="string">
            <text:p text:style-name="P5"/>
          </table:table-cell>
          <table:table-cell table:style-name="Tabla1.D1" office:value-type="string">
            <text:p text:style-name="P5"/>
          </table:table-cell>
        </table:table-row>
        <table:table-row table:style-name="Tabla1.1">
          <table:table-cell table:style-name="Tabla1.A1" office:value-type="string">
            <text:p text:style-name="P3"/>
          </table:table-cell>
          <table:table-cell table:style-name="Tabla1.A1" office:value-type="string">
            <text:p text:style-name="P5"/>
          </table:table-cell>
          <table:table-cell table:style-name="Tabla1.A1" office:value-type="string">
            <text:p text:style-name="P5"/>
          </table:table-cell>
          <table:table-cell table:style-name="Tabla1.D1" office:value-type="string">
            <text:p text:style-name="P5"/>
          </table:table-cell>
        </table:table-row>
        <table:table-row table:style-name="Tabla1.1">
          <table:table-cell table:style-name="Tabla1.A1" office:value-type="string">
            <text:p text:style-name="P3"/>
          </table:table-cell>
          <table:table-cell table:style-name="Tabla1.A1" office:value-type="string">
            <text:p text:style-name="P5"/>
          </table:table-cell>
          <table:table-cell table:style-name="Tabla1.A1" office:value-type="string">
            <text:p text:style-name="P5"/>
          </table:table-cell>
          <table:table-cell table:style-name="Tabla1.D1" office:value-type="string">
            <text:p text:style-name="P5"/>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Introducido el actor persona el cuál engloba los casos de uso relacionados con todas las personas del sistema. Además se ha incluido un diagrama que representa la relación del actor Persona con todos los demás.</text:p>
      <text:p text:style-name="Standard"/>
      <text:p text:style-name="Standard">Aquí os pongo los casos de uso para que podáis trabajar más fácilmente sobre este documento:</text:p>
      <text:p text:style-name="Standard"><text:tab/>Persona:</text:p>
      <text:list xml:id="list36347091" text:style-name="L1">
        <text:list-item>
          <text:p text:style-name="P6">Dar alta</text:p>
        </text:list-item>
        <text:list-item>
          <text:p text:style-name="P6">Dar baja</text:p>
        </text:list-item>
        <text:list-item>
          <text:p text:style-name="P6">Modificar Datos</text:p>
        </text:list-item>
        <text:list-item>
          <text:p text:style-name="P6">Consultar Datos</text:p>
        </text:list-item>
        <text:list-item>
          <text:p text:style-name="P6">Borrar datos</text:p>
        </text:list-item>
      </text:list>
      <text:p text:style-name="Standard"><text:tab/>Trabajador:</text:p>
      <text:list xml:id="list36398687" text:style-name="L10">
        <text:list-item>
          <text:p text:style-name="P11">Realizar actuación.</text:p>
        </text:list-item>
        <text:list-item>
          <text:p text:style-name="P11">Iniciar sesión.</text:p>
        </text:list-item>
      </text:list>
      <text:p text:style-name="P13"><text:tab/><text:tab/>Pongo realizar actuación, pues hay que anotar en el sistema lo que realiza cada trabajador.</text:p>
      <text:p text:style-name="P13"/>
      <text:p text:style-name="Standard"><text:tab/>Socio: </text:p>
      <text:list xml:id="list36325587" text:style-name="L6">
        <text:list-item>
          <text:p text:style-name="P7">Dar baja móvil (a través de la aplicación móvil)</text:p>
        </text:list-item>
        <text:list-item>
          <text:p text:style-name="P7">Modificar Datos móvil</text:p>
        </text:list-item>
        <text:list-item>
          <text:p text:style-name="P7">Consultar datos móvil</text:p>
          <text:p text:style-name="P7"/>
        </text:list-item>
      </text:list>
      <text:p text:style-name="Standard"><text:tab/>Colaborador</text:p>
      <text:p text:style-name="Standard"><text:tab/><text:tab/>Los hereda de persona.</text:p>
      <text:list xml:id="list36347612" text:style-name="L7">
        <text:list-header>
          <text:p text:style-name="P8"/>
        </text:list-header>
      </text:list>
      <text:p text:style-name="Standard"><text:tab/>Empresa:</text:p>
      <text:p text:style-name="Standard"><text:tab/><text:tab/>Los hereda de persona.</text:p>
      <text:list xml:id="list36513525" text:continue-numbering="true" text:style-name="L7">
        <text:list-header>
          <text:p text:style-name="P8"/>
        </text:list-header>
      </text:list>
      <text:p text:style-name="Standard"><text:tab/>Beneficiario:</text:p>
      <text:list xml:id="list36336310" text:style-name="L9">
        <text:list-item>
          <text:p text:style-name="P9">Realizar anotación</text:p>
        </text:list-item>
        <text:list-item>
          <text:p text:style-name="P9">Anotar actuación</text:p>
        </text:list-item>
        <text:list-item>
          <text:p text:style-name="P9">Anotar anomalía</text:p>
        </text:list-item>
      </text:list>
      <text:p text:style-name="Standard"><text:tab/>Realizar anotación se refiere a cuando se le da algo al beneficiario(ropa, comida, dinero) y también a anotaciones que no tienen nada que ver con las anteriores.</text:p>
      <text:p text:style-name="Standard"><text:tab/><text:tab/></text:p>
      <text:p text:style-name="Standard">Los donantes anónimos, se trataran como un tipo especial de colaboradores, por eso no los he reflejado en los casos de uso.</text:p>
      <text:p text:style-name="Standard"/>
      <text:p text:style-name="Standard">Excepto los casos de uso de los socios con la aplicación móvil, todos son ejecutados por el trabajador aunque son las personas las que los inician pues son las que le piden a los trabajadores que quieren interactuar con el siste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Referencia_20_intensa" style:display-name="Referencia intensa" style:family="text">
      <style:text-properties fo:font-variant="small-caps" fo:color="#c0504d" fo:letter-spacing="0.009cm" style:text-underline-style="solid" style:text-underline-width="auto" style:text-underline-color="font-color"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12T16:20:38.38</meta:creation-date>
    <dc:date>2012-03-12T16:38:35.38</dc:date>
    <meta:editing-duration>PT17M57S</meta:editing-duration>
    <meta:editing-cycles>2</meta:editing-cycles>
    <meta:generator>LibreOffice/3.4$Win32 LibreOffice_project/340m1$Build-402</meta:generator>
    <meta:document-statistic meta:table-count="1" meta:image-count="0" meta:object-count="0" meta:page-count="2" meta:paragraph-count="43" meta:word-count="252" meta:character-count="1491" meta:non-whitespace-character-count="1276"/>
  </office:meta>
</office:document-meta>
</file>